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0d489"/>
    </style:style>
    <style:style style:name="T2" style:family="text">
      <style:text-properties officeooo:rsid="001647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* <text:span text:style-name="T1">duurzaam reizen</text:span></text:p>
      <text:p text:style-name="Standard">* <text:span text:style-name="T1">duurzame restjes kookboek !!</text:span></text:p>
      <text:p text:style-name="Standard">* <text:span text:style-name="T1">nieuwswebsite</text:span></text:p>
      <text:p text:style-name="Standard">* <text:span text:style-name="T1">goede doelen verzameling/</text:span><text:span text:style-name="T2">overzicht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6:06:04.811441210</meta:creation-date>
    <meta:editing-duration>PT5M10S</meta:editing-duration>
    <meta:editing-cycles>3</meta:editing-cycles>
    <meta:generator>LibreOffice/7.3.7.2$Linux_X86_64 LibreOffice_project/30$Build-2</meta:generator>
    <dc:date>2024-01-09T16:11:12.768282753</dc:date>
    <meta:document-statistic meta:table-count="0" meta:image-count="0" meta:object-count="0" meta:page-count="1" meta:paragraph-count="4" meta:word-count="14" meta:character-count="98" meta:non-whitespace-character-count="88"/>
  </office:meta>
</office:document-meta>
</file>